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PMincho" svg:font-family="'MS PMinch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.099cm" fo:margin-left="0cm" table:align="left"/>
    </style:style>
    <style:style style:name="Table1.A" style:family="table-column">
      <style:table-column-properties style:column-width="8.498cm"/>
    </style:style>
    <style:style style:name="Table1.B" style:family="table-column">
      <style:table-column-properties style:column-width="8.60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1.3cm"/>
    </style:style>
    <style:style style:name="P1" style:family="paragraph" style:parent-style-name="Table_20_Contents">
      <style:text-properties style:font-name-asian="MS PMincho"/>
    </style:style>
    <style:style style:name="P2" style:family="paragraph" style:parent-style-name="Table_20_Contents">
      <style:text-properties officeooo:rsid="0005eefb" officeooo:paragraph-rsid="0005eefb"/>
    </style:style>
    <style:style style:name="P3" style:family="paragraph" style:parent-style-name="Table_20_Contents">
      <style:text-properties officeooo:rsid="0009c51f" officeooo:paragraph-rsid="0009c51f"/>
    </style:style>
    <style:style style:name="P4" style:family="paragraph" style:parent-style-name="Table_20_Contents">
      <style:text-properties officeooo:paragraph-rsid="0009c51f"/>
    </style:style>
    <style:style style:name="P5" style:family="paragraph" style:parent-style-name="Table_20_Contents">
      <style:text-properties officeooo:paragraph-rsid="0005eefb"/>
    </style:style>
    <style:style style:name="P6" style:family="paragraph" style:parent-style-name="Table_20_Contents">
      <style:text-properties officeooo:rsid="0009c51f" officeooo:paragraph-rsid="0009c51f"/>
    </style:style>
    <style:style style:name="P7" style:family="paragraph" style:parent-style-name="Table_20_Contents">
      <style:text-properties officeooo:paragraph-rsid="000baa87"/>
    </style:style>
    <style:style style:name="T1" style:family="text">
      <style:text-properties officeooo:rsid="0005eefb"/>
    </style:style>
    <style:style style:name="T2" style:family="text">
      <style:text-properties officeooo:rsid="0009c51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ユースケース名</text:p>
          </table:table-cell>
          <table:table-cell table:style-name="Table1.B1" office:value-type="string">
            <text:p text:style-name="Table_20_Contents">ユーザを教員として登録する</text:p>
          </table:table-cell>
        </table:table-row>
        <table:table-row>
          <table:table-cell table:style-name="Table1.A2" office:value-type="string">
            <text:p text:style-name="P1">アクター</text:p>
          </table:table-cell>
          <table:table-cell table:style-name="Table1.B2" office:value-type="string">
            <text:p text:style-name="Table_20_Contents">教員</text:p>
          </table:table-cell>
        </table:table-row>
        <table:table-row>
          <table:table-cell table:style-name="Table1.A2" office:value-type="string">
            <text:p text:style-name="P1">事前条件</text:p>
          </table:table-cell>
          <table:table-cell table:style-name="Table1.B2" office:value-type="string">
            <text:p text:style-name="Table_20_Contents">1、教員がinfo.kindai.ac.jpドメインのメールを取得している。</text:p>
            <text:p text:style-name="Table_20_Contents">2、webブラウザが起動されている。</text:p>
            <text:p text:style-name="P2">3、教員がトップページのURLにアクセスし、登録ページのリンクをクリックする。</text:p>
          </table:table-cell>
        </table:table-row>
        <table:table-row>
          <table:table-cell table:style-name="Table1.A2" office:value-type="string">
            <text:p text:style-name="P1">基本系列</text:p>
          </table:table-cell>
          <table:table-cell table:style-name="Table1.B2" office:value-type="string">
            <text:p text:style-name="Table_20_Contents">1、アクターが、登録ページのURLにアクセスする。</text:p>
            <text:p text:style-name="Table_20_Contents"><text:span text:style-name="T1">2、</text:span>システムが、登録ページを表示する。</text:p>
            <text:p text:style-name="Table_20_Contents"><text:span text:style-name="T1">3、</text:span>アクターが、「id」フィールドにログインIDを入力する。</text:p>
            <text:p text:style-name="Table_20_Contents"><text:span text:style-name="T1">4、</text:span>アクターが、「password」フィールドにパスワードを入力する。</text:p>
            <text:p text:style-name="Table_20_Contents"><text:span text:style-name="T1">5、</text:span>アクターが、「mail」フィールドにinfo.kindai.ac.jpドメインのメールアドレスを入力する。</text:p>
            <text:p text:style-name="P7"><text:span text:style-name="T1">6、</text:span>アクターが、「登録」ボタンを押下する。</text:p>
            <text:p text:style-name="Table_20_Contents"><text:span text:style-name="T1">7、</text:span>システムが仮登録完了のページを表示する。</text:p>
            <text:p text:style-name="Table_20_Contents"><text:span text:style-name="T1">8、</text:span>アクターがメールを確認する。</text:p>
            <text:p text:style-name="Table_20_Contents"><text:span text:style-name="T1">9、</text:span>アクターがメールの本登録のリンクにアクセスする。</text:p>
            <text:p text:style-name="Table_20_Contents"><text:span text:style-name="T1">10、</text:span>システムが本登録のページを表示する。</text:p>
            <text:p text:style-name="P3">11、アクターが、「lab」フィールドの研究室名を選ぶ。</text:p>
            <text:p text:style-name="P3">12、アクターが、「本登録」ボタンを押下する。</text:p>
            <text:p text:style-name="P3">13、システムが、本登録完了のページを表示する。</text:p>
          </table:table-cell>
        </table:table-row>
        <table:table-row>
          <table:table-cell table:style-name="Table1.A2" office:value-type="string">
            <text:p text:style-name="P1">事後条件</text:p>
          </table:table-cell>
          <table:table-cell table:style-name="Table1.B2" office:value-type="string">
            <text:p text:style-name="Table_20_Contents">1、本登録完了ページを表示する。</text:p>
          </table:table-cell>
        </table:table-row>
        <table:table-row table:style-name="Table1.6">
          <table:table-cell table:style-name="Table1.A2" office:value-type="string">
            <text:p text:style-name="P1">説明</text:p>
          </table:table-cell>
          <table:table-cell table:style-name="Table1.B2" office:value-type="string">
            <text:p text:style-name="Table_20_Contents"><text:span text:style-name="T2">1</text:span>、登録ページ</text:p>
            <text:p text:style-name="Table_20_Contents">　　○　本アプリケーションのタイトルを表示する．</text:p>
            <text:p text:style-name="Table_20_Contents">　　○　ログインIDの入力するための「id」フィールドを表示する。</text:p>
            <text:p text:style-name="Table_20_Contents">　　○　パスワードを入力するための「password」フィールドを表示する。</text:p>
            <text:p text:style-name="Table_20_Contents">　　○　メールアドレスを入力するため「mail」のフィールドを表示する。</text:p>
            <text:p text:style-name="Table_20_Contents">　　○　「登録」ボタンを表示する。</text:p>
            <text:p text:style-name="Table_20_Contents"><text:span text:style-name="T2">2、</text:span>仮登録ページ</text:p>
            <text:p text:style-name="Table_20_Contents">　　○　本アプリケーションのタイトルを表示する。</text:p>
            <text:p text:style-name="P4">　　○　メールアドレスに確認メールが送られることを表示する。</text:p>
            <text:p text:style-name="P4"><text:span text:style-name="T2">3、</text:span>本登録ページ</text:p>
            <text:p text:style-name="Table_20_Contents">　　○　本アプリケーションのタイトルを表示する．</text:p>
            <text:p text:style-name="P5">　　○　研究室を選ぶための「<text:span text:style-name="T2">lab」フィールドを表示する。</text:span></text:p>
            <text:p text:style-name="P5">　　○　「本登録」ボタンを表示する。</text:p>
            <text:p text:style-name="P3">4、本登録完了ページ</text:p>
            <text:p text:style-name="P3">　　○　本アプリケーションのタイトルを表示する。</text:p>
            <text:p text:style-name="P4"><text:span text:style-name="T2">　　○　本登録が完了したことを表示する。</text:span>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S PMincho" svg:font-family="'MS PMinch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9T22:11:44.870156000</meta:creation-date>
    <dc:date>2014-11-30T22:36:28.895409000</dc:date>
    <meta:editing-duration>PT44M48S</meta:editing-duration>
    <meta:editing-cycles>6</meta:editing-cycles>
    <meta:generator>LibreOffice/4.3.4.1$MacOSX_x86 LibreOffice_project/bc356b2f991740509f321d70e4512a6a54c5f243</meta:generator>
    <meta:document-statistic meta:table-count="1" meta:image-count="0" meta:object-count="0" meta:page-count="2" meta:paragraph-count="41" meta:word-count="740" meta:character-count="846" meta:non-whitespace-character-count="810"/>
  </office:meta>
</office:document-meta>
</file>